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21.78pt" svg:y="331.11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15" calcext:value-type="float">
            <text:p>0.15</text:p>
          </table:table-cell>
          <table:table-cell office:value-type="float" office:value="0.38" calcext:value-type="float">
            <text:p>0.38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15" calcext:value-type="float">
            <text:p>0.15</text:p>
          </table:table-cell>
          <table:table-cell office:value-type="float" office:value="0.69" calcext:value-type="float">
            <text:p>0.69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15" calcext:value-type="float">
            <text:p>0.15</text:p>
          </table:table-cell>
          <table:table-cell office:value-type="float" office:value="0.38" calcext:value-type="float">
            <text:p>0.38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17.77" calcext:value-type="float">
            <text:p>17.77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1.43" calcext:value-type="float">
            <text:p>21.43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1.89" calcext:value-type="float">
            <text:p>21.89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0.11" calcext:value-type="float">
            <text:p>0.11</text:p>
          </table:table-cell>
          <table:table-cell office:value-type="float" office:value="0.54" calcext:value-type="float">
            <text:p>0.5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0.15" calcext:value-type="float">
            <text:p>0.15</text:p>
          </table:table-cell>
          <table:table-cell office:value-type="float" office:value="0.57" calcext:value-type="float">
            <text:p>0.57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3.83" calcext:value-type="float">
            <text:p>23.83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0.11" calcext:value-type="float">
            <text:p>0.11</text:p>
          </table:table-cell>
          <table:table-cell office:value-type="float" office:value="0.69" calcext:value-type="float">
            <text:p>0.69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11" calcext:value-type="float">
            <text:p>0.11</text:p>
          </table:table-cell>
          <table:table-cell office:value-type="float" office:value="0.57" calcext:value-type="float">
            <text:p>0.57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office:value-type="float" office:value="9.47" calcext:value-type="float">
            <text:p>9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17T19:04:27.915431019</dc:date>
    <meta:editing-duration>PT10M9S</meta:editing-duration>
    <meta:editing-cycles>1</meta:editing-cycles>
    <meta:generator>LibreOffice/5.1.4.2$Linux_X86_64 LibreOffice_project/f99d75f39f1c57ebdd7ffc5f42867c12031db97a</meta:generator>
    <meta:document-statistic meta:table-count="1" meta:cell-count="1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7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607cm" svg:y="1.151cm" svg:width="18.816cm" svg:height="9.071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data-point chart:repeated="103"/>
            <chart:data-point chart:style-name="ch9"/>
            <chart:data-point chart:repeated="8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11">
                <text:p>0.1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">
                <text:p>0.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">
                <text:p>1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">
                <text:p>1.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">
                <text:p>1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">
                <text:p>1.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">
                <text:p>1.5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">
                <text:p>1.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1">
                <text:p>1.7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">
                <text:p>1.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">
                <text:p>1.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">
                <text:p>2.0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7">
                <text:p>2.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7">
                <text:p>2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">
                <text:p>2.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">
                <text:p>2.5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3">
                <text:p>2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3">
                <text:p>2.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">
                <text:p>2.8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">
                <text:p>2.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">
                <text:p>3.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">
                <text:p>3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8">
                <text:p>3.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7">
                <text:p>3.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">
                <text:p>3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6">
                <text:p>3.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5">
                <text:p>3.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4">
                <text:p>3.7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3">
                <text:p>3.8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2">
                <text:p>3.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1">
                <text:p>4.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">
                <text:p>4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">
                <text:p>4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9">
                <text:p>4.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8">
                <text:p>4.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7">
                <text:p>4.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">
                <text:p>4.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6">
                <text:p>4.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5">
                <text:p>4.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4">
                <text:p>4.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4">
                <text:p>4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3">
                <text:p>5.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2">
                <text:p>5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1">
                <text:p>5.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1">
                <text:p>5.3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">
                <text:p>5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9">
                <text:p>5.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8">
                <text:p>5.5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7">
                <text:p>5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7">
                <text:p>5.7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6">
                <text:p>5.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5">
                <text:p>5.9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3">
                <text:p>6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">
                <text:p>6.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2">
                <text:p>6.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1">
                <text:p>6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">
                <text:p>6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9">
                <text:p>6.5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8">
                <text:p>6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7">
                <text:p>6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86">
                <text:p>6.8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95">
                <text:p>6.9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04">
                <text:p>7.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4">
                <text:p>7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23">
                <text:p>7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">
                <text:p>7.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1">
                <text:p>7.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">
                <text:p>7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59">
                <text:p>7.5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8">
                <text:p>7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8">
                <text:p>7.7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7">
                <text:p>7.8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6">
                <text:p>7.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5">
                <text:p>8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4">
                <text:p>8.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3">
                <text:p>8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33">
                <text:p>8.3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2">
                <text:p>8.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1">
                <text:p>8.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9">
                <text:p>8.6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79">
                <text:p>8.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8">
                <text:p>8.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7">
                <text:p>8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">
                <text:p>9.0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5">
                <text:p>9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5">
                <text:p>9.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4">
                <text:p>9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3">
                <text:p>9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2">
                <text:p>9.5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1">
                <text:p>9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7">
                <text:p>9.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8">
                <text:p>9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89">
                <text:p>9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98">
                <text:p>9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07">
                <text:p>1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16">
                <text:p>10.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25">
                <text:p>10.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34">
                <text:p>10.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44">
                <text:p>10.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3">
                <text:p>10.5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2">
                <text:p>10.6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71">
                <text:p>10.7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8">
                <text:p>10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">
                <text:p>10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9">
                <text:p>10.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08">
                <text:p>11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17">
                <text:p>11.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27">
                <text:p>11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6">
                <text:p>11.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5">
                <text:p>11.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4">
                <text:p>11.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63">
                <text:p>11.6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72">
                <text:p>11.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81">
                <text:p>11.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1">
                <text:p>11.9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09">
                <text:p>12.0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18">
                <text:p>12.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7">
                <text:p>12.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6">
                <text:p>12.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46">
                <text:p>12.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55">
                <text:p>12.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64">
                <text:p>12.6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73">
                <text:p>12.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82">
                <text:p>12.8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92">
                <text:p>12.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01">
                <text:p>13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">
                <text:p>13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9">
                <text:p>13.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8">
                <text:p>13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7">
                <text:p>13.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7">
                <text:p>13.4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56">
                <text:p>13.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65">
                <text:p>13.6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74">
                <text:p>13.7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83">
                <text:p>13.8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93">
                <text:p>13.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02">
                <text:p>14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11">
                <text:p>14.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2">
                <text:p>14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9">
                <text:p>14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8">
                <text:p>14.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7">
                <text:p>14.4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6">
                <text:p>14.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5">
                <text:p>14.6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5">
                <text:p>14.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4">
                <text:p>14.8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3">
                <text:p>14.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2">
                <text:p>15.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11">
                <text:p>15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2">
                <text:p>15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9">
                <text:p>15.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8">
                <text:p>15.3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8">
                <text:p>15.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7">
                <text:p>15.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6">
                <text:p>15.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5">
                <text:p>15.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4">
                <text:p>15.8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3">
                <text:p>15.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2">
                <text:p>16.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1">
                <text:p>16.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7">
                <text:p>16.5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5">
                <text:p>16.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4">
                <text:p>16.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3">
                <text:p>17.0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2">
                <text:p>17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2">
                <text:p>17.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1">
                <text:p>17.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">
                <text:p>17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49">
                <text:p>17.4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58">
                <text:p>17.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67">
                <text:p>17.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7">
                <text:p>17.7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6">
                <text:p>17.8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5">
                <text:p>17.9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4">
                <text:p>18.0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3">
                <text:p>18.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2">
                <text:p>18.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1">
                <text:p>18.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1">
                <text:p>18.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">
                <text:p>18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59">
                <text:p>18.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68">
                <text:p>18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77">
                <text:p>18.7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86">
                <text:p>18.8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95">
                <text:p>18.9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05">
                <text:p>19.0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14">
                <text:p>19.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23">
                <text:p>19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32">
                <text:p>19.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41">
                <text:p>19.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5">
                <text:p>19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59">
                <text:p>19.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69">
                <text:p>19.6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78">
                <text:p>19.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7">
                <text:p>19.8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96">
                <text:p>19.9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05">
                <text:p>2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14">
                <text:p>20.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24">
                <text:p>20.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3">
                <text:p>2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42">
                <text:p>20.4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1">
                <text:p>20.5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">
                <text:p>2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">
                <text:p>20.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79">
                <text:p>20.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88">
                <text:p>20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97">
                <text:p>20.9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06">
                <text:p>21.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15">
                <text:p>21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25">
                <text:p>21.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34">
                <text:p>21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43">
                <text:p>21.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2">
                <text:p>21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61">
                <text:p>21.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1">
                <text:p>21.7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">
                <text:p>21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9">
                <text:p>21.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8">
                <text:p>21.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8">
                <text:p>22.0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17">
                <text:p>22.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26">
                <text:p>22.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5">
                <text:p>22.3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44">
                <text:p>22.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54">
                <text:p>22.5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63">
                <text:p>22.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72">
                <text:p>22.7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81">
                <text:p>22.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">
                <text:p>22.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">
                <text:p>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9">
                <text:p>23.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8">
                <text:p>23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7">
                <text:p>23.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7">
                <text:p>23.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5">
                <text:p>23.5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4">
                <text:p>23.6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3">
                <text:p>23.7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83">
                <text:p>23.8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92">
                <text:p>23.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01">
                <text:p>24.0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1">
                <text:p>24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19">
                <text:p>24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28">
                <text:p>24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38">
                <text:p>24.3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47">
                <text:p>24.4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56">
                <text:p>24.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65">
                <text:p>24.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74">
                <text:p>24.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4">
                <text:p>24.8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93">
                <text:p>24.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02">
                <text:p>25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1">
                <text:p>25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1">
                <text:p>25.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">
                <text:p>25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9">
                <text:p>25.3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49">
                <text:p>25.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8">
                <text:p>25.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05cm" svg:y="1.544cm" svg:width="17.247cm" svg:height="8.3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0.5">
                <text:p>0.5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">
                <text:p>1.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">
                <text:p>1.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">
                <text:p>1.3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">
                <text:p>1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">
                <text:p>1.5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">
                <text:p>1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1">
                <text:p>1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">
                <text:p>1.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">
                <text:p>1.9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">
                <text:p>2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7">
                <text:p>2.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7">
                <text:p>2.2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">
                <text:p>2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">
                <text:p>2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3">
                <text:p>2.6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3">
                <text:p>2.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">
                <text:p>2.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">
                <text:p>2.9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">
                <text:p>3.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">
                <text:p>3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8">
                <text:p>3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7">
                <text:p>3.3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">
                <text:p>3.4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6">
                <text:p>3.5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5">
                <text:p>3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4">
                <text:p>3.7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3">
                <text:p>3.8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2">
                <text:p>3.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1">
                <text:p>4.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">
                <text:p>4.1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">
                <text:p>4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9">
                <text:p>4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8">
                <text:p>4.3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7">
                <text:p>4.4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">
                <text:p>4.5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6">
                <text:p>4.6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5">
                <text:p>4.7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4">
                <text:p>4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4">
                <text:p>4.9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3">
                <text:p>5.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2">
                <text:p>5.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1">
                <text:p>5.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1">
                <text:p>5.3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">
                <text:p>5.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9">
                <text:p>5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8">
                <text:p>5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7">
                <text:p>5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7">
                <text:p>5.7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6">
                <text:p>5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5">
                <text:p>5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3">
                <text:p>6.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">
                <text:p>6.2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2">
                <text:p>6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1">
                <text:p>6.4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">
                <text:p>6.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9">
                <text:p>6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8">
                <text:p>6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7">
                <text:p>6.7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86">
                <text:p>6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95">
                <text:p>6.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04">
                <text:p>7.0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4">
                <text:p>7.1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23">
                <text:p>7.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">
                <text:p>7.3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1">
                <text:p>7.4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">
                <text:p>7.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59">
                <text:p>7.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8">
                <text:p>7.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8">
                <text:p>7.7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7">
                <text:p>7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6">
                <text:p>7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5">
                <text:p>8.0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4">
                <text:p>8.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3">
                <text:p>8.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33">
                <text:p>8.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2">
                <text:p>8.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1">
                <text:p>8.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9">
                <text:p>8.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79">
                <text:p>8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8">
                <text:p>8.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7">
                <text:p>8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">
                <text:p>9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5">
                <text:p>9.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5">
                <text:p>9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4">
                <text:p>9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3">
                <text:p>9.4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2">
                <text:p>9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1">
                <text:p>9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7">
                <text:p>9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89">
                <text:p>9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98">
                <text:p>9.9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07">
                <text:p>10.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16">
                <text:p>10.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25">
                <text:p>10.2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34">
                <text:p>1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44">
                <text:p>1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3">
                <text:p>10.5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2">
                <text:p>1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71">
                <text:p>10.7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8">
                <text:p>10.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">
                <text:p>10.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9">
                <text:p>10.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08">
                <text:p>11.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17">
                <text:p>11.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27">
                <text:p>11.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6">
                <text:p>11.3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5">
                <text:p>11.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4">
                <text:p>11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63">
                <text:p>11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72">
                <text:p>11.7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81">
                <text:p>11.8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1">
                <text:p>11.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09">
                <text:p>12.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18">
                <text:p>12.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7">
                <text:p>12.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6">
                <text:p>12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46">
                <text:p>12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55">
                <text:p>12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64">
                <text:p>12.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73">
                <text:p>12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82">
                <text:p>12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92">
                <text:p>12.9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01">
                <text:p>13.0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">
                <text:p>1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9">
                <text:p>13.1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8">
                <text:p>13.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7">
                <text:p>13.3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7">
                <text:p>13.4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56">
                <text:p>13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65">
                <text:p>13.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74">
                <text:p>13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83">
                <text:p>13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93">
                <text:p>13.9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02">
                <text:p>14.0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11">
                <text:p>14.1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2">
                <text:p>14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9">
                <text:p>14.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8">
                <text:p>14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7">
                <text:p>14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6">
                <text:p>14.5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5">
                <text:p>14.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5">
                <text:p>14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4">
                <text:p>14.8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3">
                <text:p>14.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2">
                <text:p>15.0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11">
                <text:p>15.1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2">
                <text:p>15.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9">
                <text:p>15.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8">
                <text:p>15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8">
                <text:p>15.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7">
                <text:p>15.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6">
                <text:p>15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5">
                <text:p>15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4">
                <text:p>15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3">
                <text:p>15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2">
                <text:p>16.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1">
                <text:p>16.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7">
                <text:p>16.5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5">
                <text:p>16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4">
                <text:p>16.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3">
                <text:p>17.0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2">
                <text:p>17.1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2">
                <text:p>17.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1">
                <text:p>17.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">
                <text:p>17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49">
                <text:p>17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58">
                <text:p>17.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67">
                <text:p>17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7">
                <text:p>17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6">
                <text:p>17.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5">
                <text:p>17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4">
                <text:p>18.0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3">
                <text:p>18.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2">
                <text:p>18.2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1">
                <text:p>18.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1">
                <text:p>18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">
                <text:p>18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59">
                <text:p>18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68">
                <text:p>18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77">
                <text:p>18.7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86">
                <text:p>18.8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95">
                <text:p>18.9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05">
                <text:p>19.0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14">
                <text:p>19.1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23">
                <text:p>19.2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32">
                <text:p>19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41">
                <text:p>19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5">
                <text:p>19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59">
                <text:p>19.5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69">
                <text:p>19.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78">
                <text:p>19.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7">
                <text:p>19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96">
                <text:p>19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05">
                <text:p>20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14">
                <text:p>20.1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24">
                <text:p>20.2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3">
                <text:p>20.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42">
                <text:p>20.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1">
                <text:p>20.5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">
                <text:p>20.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">
                <text:p>2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79">
                <text:p>20.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88">
                <text:p>20.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97">
                <text:p>2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06">
                <text:p>21.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15">
                <text:p>21.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25">
                <text:p>21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34">
                <text:p>21.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43">
                <text:p>21.4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2">
                <text:p>21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61">
                <text:p>21.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1">
                <text:p>21.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">
                <text:p>21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9">
                <text:p>21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8">
                <text:p>21.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8">
                <text:p>22.0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17">
                <text:p>22.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26">
                <text:p>22.2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5">
                <text:p>22.3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44">
                <text:p>22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54">
                <text:p>22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63">
                <text:p>22.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72">
                <text:p>22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81">
                <text:p>22.8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">
                <text:p>22.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">
                <text:p>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9">
                <text:p>23.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8">
                <text:p>23.1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7">
                <text:p>23.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7">
                <text:p>23.3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5">
                <text:p>23.5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4">
                <text:p>23.6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3">
                <text:p>23.7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83">
                <text:p>23.8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92">
                <text:p>23.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01">
                <text:p>24.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1">
                <text:p>24.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19">
                <text:p>24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28">
                <text:p>24.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38">
                <text:p>24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47">
                <text:p>24.4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56">
                <text:p>24.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65">
                <text:p>24.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74">
                <text:p>24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4">
                <text:p>24.8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93">
                <text:p>24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02">
                <text:p>25.0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1">
                <text:p>25.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1">
                <text:p>25.2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">
                <text:p>25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9">
                <text:p>25.3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49">
                <text:p>25.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8">
                <text:p>25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cceleration in Z-Axis</text:p>
        </chart:title>
        <chart:legend svg:x="13.4cm" svg:y="0cm" style:legend-expansion="custom" chartooo:width="2.06cm" chartooo:height="0.598cm" style:legend-expansion-aspect-ratio="3.44481605351171" chart:style-name="ch3"/>
        <chart:plot-area chart:style-name="ch4" table:cell-range-address="Sheet1.A1:Sheet1.A1000 Sheet1.D1:Sheet1.D1000" chart:data-source-has-labels="row" svg:x="0.32cm" svg:y="1.275cm" svg:width="15.36cm" svg:height="7.545cm">
          <chartooo:coordinate-region svg:x="1.047cm" svg:y="1.474cm" svg:width="14.44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A1:Sheet1.A1000</svg:desc>
                </draw:g>
              </table:table-cell>
              <table:table-cell office:value-type="float" office:value="9.47">
                <text:p>9.47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">
                <text:p>0.9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">
                <text:p>1.1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">
                <text:p>1.2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">
                <text:p>1.3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">
                <text:p>1.4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">
                <text:p>1.5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2">
                <text:p>1.6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1">
                <text:p>1.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">
                <text:p>1.8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">
                <text:p>1.9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">
                <text:p>2.0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7">
                <text:p>2.1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7">
                <text:p>2.2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">
                <text:p>2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">
                <text:p>2.5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3">
                <text:p>2.6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3">
                <text:p>2.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">
                <text:p>2.8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">
                <text:p>2.9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">
                <text:p>3.0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">
                <text:p>3.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8">
                <text:p>3.2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7">
                <text:p>3.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">
                <text:p>3.4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6">
                <text:p>3.56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5">
                <text:p>3.65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4">
                <text:p>3.7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3">
                <text:p>3.8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2">
                <text:p>3.9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1">
                <text:p>4.0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">
                <text:p>4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">
                <text:p>4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9">
                <text:p>4.2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8">
                <text:p>4.3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7">
                <text:p>4.4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">
                <text:p>4.5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6">
                <text:p>4.66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5">
                <text:p>4.7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4">
                <text:p>4.8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4">
                <text:p>4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3">
                <text:p>5.0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2">
                <text:p>5.1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1">
                <text:p>5.2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1">
                <text:p>5.3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">
                <text:p>5.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9">
                <text:p>5.4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8">
                <text:p>5.58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7">
                <text:p>5.6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77">
                <text:p>5.7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6">
                <text:p>5.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5">
                <text:p>5.9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3">
                <text:p>6.1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">
                <text:p>6.2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2">
                <text:p>6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1">
                <text:p>6.4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9">
                <text:p>6.5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8">
                <text:p>6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7">
                <text:p>6.7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86">
                <text:p>6.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95">
                <text:p>6.9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04">
                <text:p>7.0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4">
                <text:p>7.1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23">
                <text:p>7.2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">
                <text:p>7.3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1">
                <text:p>7.4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">
                <text:p>7.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59">
                <text:p>7.5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8">
                <text:p>7.6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8">
                <text:p>7.7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7">
                <text:p>7.8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6">
                <text:p>7.9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5">
                <text:p>8.0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4">
                <text:p>8.1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3">
                <text:p>8.2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33">
                <text:p>8.33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2">
                <text:p>8.4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1">
                <text:p>8.5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9">
                <text:p>8.6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79">
                <text:p>8.7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8">
                <text:p>8.8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7">
                <text:p>8.9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">
                <text:p>9.0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5">
                <text:p>9.1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5">
                <text:p>9.2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4">
                <text:p>9.3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3">
                <text:p>9.43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2">
                <text:p>9.5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1">
                <text:p>9.6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7">
                <text:p>9.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8">
                <text:p>9.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89">
                <text:p>9.89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98">
                <text:p>9.9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07">
                <text:p>10.0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16">
                <text:p>10.1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25">
                <text:p>10.2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34">
                <text:p>10.3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44">
                <text:p>10.4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3">
                <text:p>10.5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2">
                <text:p>10.6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71">
                <text:p>10.71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8">
                <text:p>10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">
                <text:p>10.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9">
                <text:p>10.9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08">
                <text:p>11.0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17">
                <text:p>11.1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27">
                <text:p>11.2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36">
                <text:p>11.3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45">
                <text:p>11.4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54">
                <text:p>11.54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63">
                <text:p>11.6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72">
                <text:p>11.7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81">
                <text:p>11.8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91">
                <text:p>11.9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09">
                <text:p>12.0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18">
                <text:p>12.1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7">
                <text:p>12.2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36">
                <text:p>12.3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46">
                <text:p>12.4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55">
                <text:p>12.5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64">
                <text:p>12.6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73">
                <text:p>12.7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82">
                <text:p>12.8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92">
                <text:p>12.9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01">
                <text:p>13.0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">
                <text:p>13.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9">
                <text:p>13.1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8">
                <text:p>13.2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7">
                <text:p>13.3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7">
                <text:p>13.4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56">
                <text:p>13.5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65">
                <text:p>13.65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74">
                <text:p>13.7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83">
                <text:p>13.8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93">
                <text:p>13.93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02">
                <text:p>14.0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11">
                <text:p>14.1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2">
                <text:p>14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29">
                <text:p>14.2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38">
                <text:p>14.3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47">
                <text:p>14.4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56">
                <text:p>14.5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65">
                <text:p>14.6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75">
                <text:p>14.7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84">
                <text:p>14.8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93">
                <text:p>14.9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2">
                <text:p>15.0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11">
                <text:p>15.1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2">
                <text:p>15.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29">
                <text:p>15.2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38">
                <text:p>15.38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48">
                <text:p>15.4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57">
                <text:p>15.5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66">
                <text:p>15.6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5">
                <text:p>15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4">
                <text:p>15.8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3">
                <text:p>15.9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">
                <text:p>16.0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12">
                <text:p>16.1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21">
                <text:p>16.2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">
                <text:p>16.3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9">
                <text:p>16.3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48">
                <text:p>16.48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57">
                <text:p>16.5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67">
                <text:p>16.6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6">
                <text:p>16.7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85">
                <text:p>16.8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94">
                <text:p>16.9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03">
                <text:p>17.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12">
                <text:p>17.1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2">
                <text:p>17.2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1">
                <text:p>17.3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">
                <text:p>17.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49">
                <text:p>17.4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58">
                <text:p>17.5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67">
                <text:p>17.6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7">
                <text:p>17.7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86">
                <text:p>17.8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5">
                <text:p>17.9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04">
                <text:p>18.0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13">
                <text:p>18.13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22">
                <text:p>18.2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31">
                <text:p>18.3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1">
                <text:p>18.4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5">
                <text:p>18.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59">
                <text:p>18.59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68">
                <text:p>18.6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77">
                <text:p>18.77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86">
                <text:p>18.8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95">
                <text:p>18.9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05">
                <text:p>19.0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14">
                <text:p>19.1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23">
                <text:p>19.2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32">
                <text:p>19.3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41">
                <text:p>19.4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5">
                <text:p>19.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59">
                <text:p>19.5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69">
                <text:p>19.6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78">
                <text:p>19.7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7">
                <text:p>19.87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96">
                <text:p>19.9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05">
                <text:p>20.05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14">
                <text:p>20.1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24">
                <text:p>20.24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3">
                <text:p>20.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42">
                <text:p>20.42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1">
                <text:p>20.5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">
                <text:p>20.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">
                <text:p>20.7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79">
                <text:p>20.7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88">
                <text:p>20.8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97">
                <text:p>20.9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06">
                <text:p>21.0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15">
                <text:p>21.15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25">
                <text:p>21.2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34">
                <text:p>21.3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43">
                <text:p>21.4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2">
                <text:p>21.5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61">
                <text:p>21.6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1">
                <text:p>21.71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">
                <text:p>21.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9">
                <text:p>21.8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8">
                <text:p>21.98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8">
                <text:p>22.08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17">
                <text:p>22.1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26">
                <text:p>22.2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5">
                <text:p>22.3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44">
                <text:p>22.4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54">
                <text:p>22.5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63">
                <text:p>22.6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72">
                <text:p>22.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81">
                <text:p>22.81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">
                <text:p>22.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">
                <text:p>2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9">
                <text:p>23.0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8">
                <text:p>23.1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7">
                <text:p>23.27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7">
                <text:p>23.3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5">
                <text:p>23.5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4">
                <text:p>23.6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3">
                <text:p>23.7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83">
                <text:p>23.8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92">
                <text:p>23.9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01">
                <text:p>24.0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1">
                <text:p>24.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19">
                <text:p>24.19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28">
                <text:p>24.2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38">
                <text:p>24.3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47">
                <text:p>24.47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56">
                <text:p>24.56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65">
                <text:p>24.65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74">
                <text:p>24.74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4">
                <text:p>24.8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93">
                <text:p>24.9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02">
                <text:p>25.0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1">
                <text:p>25.11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1">
                <text:p>25.2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">
                <text:p>25.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9">
                <text:p>25.3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49">
                <text:p>25.49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8">
                <text:p>25.5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